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UJ05-XML_5f_2016_5f_JJ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padding="0.049cm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6_JJ" table:style-name="ta1">
        <office:forms form:automatic-focus="false" form:apply-design-mode="false"/>
        <table:table-column table:style-name="co1" table:default-cell-style-name="ce24"/>
        <table:table-column table:style-name="co2" table:number-columns-repeated="14" table:default-cell-style-name="ce24"/>
        <table:table-column table:style-name="co3" table:number-columns-repeated="242" table:default-cell-style-name="ce24"/>
        <table:table-column table:style-name="co3" table:number-columns-repeated="767" table:default-cell-style-name="ce30"/>
        <table:table-header-rows>
          <table:table-row table:style-name="ro1">
            <table:table-cell table:style-name="ce21" office:value-type="string" calcext:value-type="string">
              <text:p>Deutschland </text:p>
            </table:table-cell>
            <table:table-cell table:style-name="ce21" table:number-columns-repeated="14"/>
            <table:table-cell table:number-columns-repeated="1009"/>
          </table:table-row>
          <table:table-row table:style-name="ro1">
            <table:table-cell table:style-name="ce20" office:value-type="string" calcext:value-type="string">
              <text:p>3 Beteiligte an Straßenverkehrsunfällen 2016</text:p>
            </table:table-cell>
            <table:table-cell table:style-name="ce21" table:number-columns-repeated="14"/>
            <table:table-cell table:number-columns-repeated="1009"/>
          </table:table-row>
          <table:table-row table:style-name="ro1">
            <table:table-cell table:style-name="ce20" office:value-type="string" calcext:value-type="string">
              <text:p>3.1 Alleinunfälle und Unfälle mit zwei Beteiligten nach Ortslage</text:p>
            </table:table-cell>
            <table:table-cell table:style-name="ce21" table:number-columns-repeated="14"/>
            <table:table-cell table:number-columns-repeated="1009"/>
          </table:table-row>
          <table:table-row table:style-name="ro1">
            <table:table-cell table:style-name="ce20" office:value-type="string" calcext:value-type="string">
              <text:p>3.1.1 Nach Unfallverursacher und Unfallgegner </text:p>
            </table:table-cell>
            <table:table-cell table:style-name="ce21" table:number-columns-repeated="14"/>
            <table:table-cell table:number-columns-repeated="1009"/>
          </table:table-row>
          <table:table-row table:style-name="ro2">
            <table:table-cell table:style-name="ce3" office:value-type="string" calcext:value-type="string">
              <text:p>Spalten: Der erste Beteiligte (Hauptverursacher) war ein(e) ...</text:p>
              <text:p>Zeilen: Der zweite Beteiligte (Nebenverursacher) war ein(e) ...</text:p>
            </table:table-cell>
            <table:table-cell table:style-name="ce25"/>
            <table:table-cell table:style-name="ce3" table:number-columns-repeated="12"/>
            <table:table-cell table:style-name="ce29"/>
            <table:table-cell table:number-columns-repeated="1009"/>
          </table:table-row>
        </table:table-header-rows>
        <table:table-row table:style-name="ro3">
          <table:table-cell table:style-name="ce17" office:value-type="string" calcext:value-type="string">
            <text:p><text:span text:style-name="T1">Unfälle mit Getöteten - </text:span>Inn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49" calcext:value-type="float">
            <text:p>64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">Unfälle mit Getöteten – </text:span>Außerhalb von Ortschaften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55" calcext:value-type="float">
            <text:p>655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674" calcext:value-type="float">
            <text:p>6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70" calcext:value-type="float">
            <text:p>107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04" calcext:value-type="float">
            <text:p>3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Unfälle mit Getöteten – </text:span>Innerhalb und auß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546" calcext:value-type="float">
            <text:p>54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48" calcext:value-type="float">
            <text:p>848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54" calcext:value-type="float">
            <text:p>9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719" calcext:value-type="float">
            <text:p>171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59" calcext:value-type="float">
            <text:p>65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58" calcext:value-type="float">
            <text:p>25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">Unfälle mit Personenschaden - </text:span>Inn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2841" calcext:value-type="float">
            <text:p>2841</text:p>
          </table:table-cell>
          <table:table-cell table:style-name="ce14" office:value-type="float" office:value="3182" calcext:value-type="float">
            <text:p>3182</text:p>
          </table:table-cell>
          <table:table-cell table:style-name="ce14" office:value-type="float" office:value="7600" calcext:value-type="float">
            <text:p>7600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846" calcext:value-type="float">
            <text:p>1284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27827" calcext:value-type="float">
            <text:p>27827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3058" calcext:value-type="float">
            <text:p>3058</text:p>
          </table:table-cell>
          <table:table-cell table:style-name="ce14" office:value-type="float" office:value="3574" calcext:value-type="float">
            <text:p>3574</text:p>
          </table:table-cell>
          <table:table-cell table:style-name="ce14" office:value-type="float" office:value="118806" calcext:value-type="float">
            <text:p>118806</text:p>
          </table:table-cell>
          <table:table-cell table:style-name="ce14" office:value-type="float" office:value="1442" calcext:value-type="float">
            <text:p>1442</text:p>
          </table:table-cell>
          <table:table-cell table:style-name="ce14" office:value-type="float" office:value="5520" calcext:value-type="float">
            <text:p>5520</text:p>
          </table:table-cell>
          <table:table-cell table:style-name="ce14" office:value-type="float" office:value="2177" calcext:value-type="float">
            <text:p>2177</text:p>
          </table:table-cell>
          <table:table-cell table:style-name="ce14" office:value-type="float" office:value="1103" calcext:value-type="float">
            <text:p>1103</text:p>
          </table:table-cell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19554" calcext:value-type="float">
            <text:p>19554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7918" calcext:value-type="float">
            <text:p>7918</text:p>
          </table:table-cell>
          <table:table-cell table:style-name="ce14" office:value-type="float" office:value="2668" calcext:value-type="float">
            <text:p>2668</text:p>
          </table:table-cell>
          <table:table-cell table:style-name="ce14" office:value-type="float" office:value="166591" calcext:value-type="float">
            <text:p>16659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043" calcext:value-type="float">
            <text:p>5043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999" calcext:value-type="float">
            <text:p>599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63" calcext:value-type="float">
            <text:p>63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7234" calcext:value-type="float">
            <text:p>723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62" calcext:value-type="float">
            <text:p>36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8752" calcext:value-type="float">
            <text:p>875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2362" calcext:value-type="float">
            <text:p>2362</text:p>
          </table:table-cell>
          <table:table-cell table:style-name="ce14" office:value-type="float" office:value="2722" calcext:value-type="float">
            <text:p>2722</text:p>
          </table:table-cell>
          <table:table-cell table:style-name="ce14" office:value-type="float" office:value="51281" calcext:value-type="float">
            <text:p>51281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4" office:value-type="float" office:value="661" calcext:value-type="float">
            <text:p>661</text:p>
          </table:table-cell>
          <table:table-cell table:number-columns-repeated="2" table:style-name="ce14" office:value-type="float" office:value="146" calcext:value-type="float">
            <text:p>146</text:p>
          </table:table-cell>
          <table:table-cell table:style-name="ce14" office:value-type="float" office:value="10803" calcext:value-type="float">
            <text:p>1080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141" calcext:value-type="float">
            <text:p>5141</text:p>
          </table:table-cell>
          <table:table-cell table:style-name="ce14" office:value-type="float" office:value="481" calcext:value-type="float">
            <text:p>481</text:p>
          </table:table-cell>
          <table:table-cell table:style-name="ce14" office:value-type="float" office:value="77548" calcext:value-type="float">
            <text:p>7754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31" calcext:value-type="float">
            <text:p>3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708" calcext:value-type="float">
            <text:p>170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2641" calcext:value-type="float">
            <text:p>264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97" calcext:value-type="float">
            <text:p>97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273" calcext:value-type="float">
            <text:p>12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42" calcext:value-type="float">
            <text:p>34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40" calcext:value-type="float">
            <text:p>214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34" calcext:value-type="float">
            <text:p>34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608" calcext:value-type="float">
            <text:p>60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93" calcext:value-type="float">
            <text:p>99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204" calcext:value-type="float">
            <text:p>204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33579" calcext:value-type="float">
            <text:p>33579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837" calcext:value-type="float">
            <text:p>483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4" office:value-type="float" office:value="1052" calcext:value-type="float">
            <text:p>1052</text:p>
          </table:table-cell>
          <table:table-cell table:style-name="ce14" office:value-type="float" office:value="44160" calcext:value-type="float">
            <text:p>4416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26" calcext:value-type="float">
            <text:p>62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26" calcext:value-type="float">
            <text:p>122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137" calcext:value-type="float">
            <text:p>137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6158" calcext:value-type="float">
            <text:p>16158</text:p>
          </table:table-cell>
          <table:table-cell table:style-name="ce14" office:value-type="float" office:value="424" calcext:value-type="float">
            <text:p>424</text:p>
          </table:table-cell>
          <table:table-cell table:style-name="ce14" office:value-type="float" office:value="807" calcext:value-type="float">
            <text:p>807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291" calcext:value-type="float">
            <text:p>229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20966" calcext:value-type="float">
            <text:p>2096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734" calcext:value-type="float">
            <text:p>734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278" calcext:value-type="float">
            <text:p>1278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Unfälle mit Personenschaden – </text:span>Auß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727" calcext:value-type="float">
            <text:p>727</text:p>
          </table:table-cell>
          <table:table-cell table:style-name="ce14" office:value-type="float" office:value="5425" calcext:value-type="float">
            <text:p>5425</text:p>
          </table:table-cell>
          <table:table-cell table:style-name="ce14" office:value-type="float" office:value="21116" calcext:value-type="float">
            <text:p>2111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49" calcext:value-type="float">
            <text:p>649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378" calcext:value-type="float">
            <text:p>3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2437" calcext:value-type="float">
            <text:p>243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31373" calcext:value-type="float">
            <text:p>3137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437" calcext:value-type="float">
            <text:p>437</text:p>
          </table:table-cell>
          <table:table-cell table:style-name="ce14" office:value-type="float" office:value="2550" calcext:value-type="float">
            <text:p>2550</text:p>
          </table:table-cell>
          <table:table-cell table:style-name="ce14" office:value-type="float" office:value="39694" calcext:value-type="float">
            <text:p>39694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2209" calcext:value-type="float">
            <text:p>2209</text:p>
          </table:table-cell>
          <table:table-cell table:style-name="ce14" office:value-type="float" office:value="1332" calcext:value-type="float">
            <text:p>1332</text:p>
          </table:table-cell>
          <table:table-cell table:style-name="ce14" office:value-type="float" office:value="1513" calcext:value-type="float">
            <text:p>1513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546" calcext:value-type="float">
            <text:p>546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51953" calcext:value-type="float">
            <text:p>5195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22" calcext:value-type="float">
            <text:p>2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96" calcext:value-type="float">
            <text:p>69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13" calcext:value-type="float">
            <text:p>91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388" calcext:value-type="float">
            <text:p>388</text:p>
          </table:table-cell>
          <table:table-cell table:style-name="ce14" office:value-type="float" office:value="2659" calcext:value-type="float">
            <text:p>265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3691" calcext:value-type="float">
            <text:p>369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289" calcext:value-type="float">
            <text:p>289</text:p>
          </table:table-cell>
          <table:table-cell table:style-name="ce14" office:value-type="float" office:value="1772" calcext:value-type="float">
            <text:p>1772</text:p>
          </table:table-cell>
          <table:table-cell table:style-name="ce14" office:value-type="float" office:value="29418" calcext:value-type="float">
            <text:p>2941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496" calcext:value-type="float">
            <text:p>1496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870" calcext:value-type="float">
            <text:p>8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9" calcext:value-type="float">
            <text:p>259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37016" calcext:value-type="float">
            <text:p>3701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082" calcext:value-type="float">
            <text:p>108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37" calcext:value-type="float">
            <text:p>1437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38" calcext:value-type="float">
            <text:p>93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56" calcext:value-type="float">
            <text:p>135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124" calcext:value-type="float">
            <text:p>112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682" calcext:value-type="float">
            <text:p>168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49" calcext:value-type="float">
            <text:p>44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40" calcext:value-type="float">
            <text:p>40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718" calcext:value-type="float">
            <text:p>7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3499" calcext:value-type="float">
            <text:p>349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62" calcext:value-type="float">
            <text:p>66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84" calcext:value-type="float">
            <text:p>98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86" calcext:value-type="float">
            <text:p>28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36" calcext:value-type="float">
            <text:p>436</text:p>
          </table:table-cell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3568" calcext:value-type="float">
            <text:p>3568</text:p>
          </table:table-cell>
          <table:table-cell table:style-name="ce14" office:value-type="float" office:value="8607" calcext:value-type="float">
            <text:p>8607</text:p>
          </table:table-cell>
          <table:table-cell table:style-name="ce14" office:value-type="float" office:value="28716" calcext:value-type="float">
            <text:p>28716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863" calcext:value-type="float">
            <text:p>863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5283" calcext:value-type="float">
            <text:p>15283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78" calcext:value-type="float">
            <text:p>378</text:p>
          </table:table-cell>
          <table:table-cell table:style-name="ce14" office:value-type="float" office:value="59200" calcext:value-type="float">
            <text:p>5920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3495" calcext:value-type="float">
            <text:p>3495</text:p>
          </table:table-cell>
          <table:table-cell table:style-name="ce14" office:value-type="float" office:value="6124" calcext:value-type="float">
            <text:p>6124</text:p>
          </table:table-cell>
          <table:table-cell table:style-name="ce14" office:value-type="float" office:value="158500" calcext:value-type="float">
            <text:p>158500</text:p>
          </table:table-cell>
          <table:table-cell table:style-name="ce14" office:value-type="float" office:value="1638" calcext:value-type="float">
            <text:p>1638</text:p>
          </table:table-cell>
          <table:table-cell table:style-name="ce14" office:value-type="float" office:value="7729" calcext:value-type="float">
            <text:p>7729</text:p>
          </table:table-cell>
          <table:table-cell table:style-name="ce14" office:value-type="float" office:value="3509" calcext:value-type="float">
            <text:p>350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841" calcext:value-type="float">
            <text:p>841</text:p>
          </table:table-cell>
          <table:table-cell table:style-name="ce14" office:value-type="float" office:value="21508" calcext:value-type="float">
            <text:p>21508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8346" calcext:value-type="float">
            <text:p>8346</text:p>
          </table:table-cell>
          <table:table-cell table:style-name="ce14" office:value-type="float" office:value="3595" calcext:value-type="float">
            <text:p>3595</text:p>
          </table:table-cell>
          <table:table-cell table:style-name="ce14" office:value-type="float" office:value="218544" calcext:value-type="float">
            <text:p>21854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82" calcext:value-type="float">
            <text:p>8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739" calcext:value-type="float">
            <text:p>573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6912" calcext:value-type="float">
            <text:p>691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88" calcext:value-type="float">
            <text:p>88</text:p>
          </table:table-cell>
          <table:table-cell table:style-name="ce14" office:value-type="float" office:value="559" calcext:value-type="float">
            <text:p>559</text:p>
          </table:table-cell>
          <table:table-cell table:style-name="ce14" office:value-type="float" office:value="9893" calcext:value-type="float">
            <text:p>989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12443" calcext:value-type="float">
            <text:p>1244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2651" calcext:value-type="float">
            <text:p>2651</text:p>
          </table:table-cell>
          <table:table-cell table:style-name="ce14" office:value-type="float" office:value="4494" calcext:value-type="float">
            <text:p>4494</text:p>
          </table:table-cell>
          <table:table-cell table:style-name="ce14" office:value-type="float" office:value="80699" calcext:value-type="float">
            <text:p>80699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3750" calcext:value-type="float">
            <text:p>3750</text:p>
          </table:table-cell>
          <table:table-cell table:style-name="ce14" office:value-type="float" office:value="1893" calcext:value-type="float">
            <text:p>1893</text:p>
          </table:table-cell>
          <table:table-cell table:style-name="ce14" office:value-type="float" office:value="1706" calcext:value-type="float">
            <text:p>1706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461" calcext:value-type="float">
            <text:p>461</text:p>
          </table:table-cell>
          <table:table-cell table:style-name="ce14" office:value-type="float" office:value="11673" calcext:value-type="float">
            <text:p>1167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400" calcext:value-type="float">
            <text:p>5400</text:p>
          </table:table-cell>
          <table:table-cell table:style-name="ce14" office:value-type="float" office:value="957" calcext:value-type="float">
            <text:p>957</text:p>
          </table:table-cell>
          <table:table-cell table:style-name="ce14" office:value-type="float" office:value="114564" calcext:value-type="float">
            <text:p>11456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35" calcext:value-type="float">
            <text:p>35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2942" calcext:value-type="float">
            <text:p>294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111" calcext:value-type="float">
            <text:p>111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2355" calcext:value-type="float">
            <text:p>235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577" calcext:value-type="float">
            <text:p>3577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546" calcext:value-type="float">
            <text:p>154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349" calcext:value-type="float">
            <text:p>234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438" calcext:value-type="float">
            <text:p>143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181" calcext:value-type="float">
            <text:p>218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448" calcext:value-type="float">
            <text:p>44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42" calcext:value-type="float">
            <text:p>64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244" calcext:value-type="float">
            <text:p>244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35741" calcext:value-type="float">
            <text:p>35741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1660" calcext:value-type="float">
            <text:p>1660</text:p>
          </table:table-cell>
          <table:table-cell table:style-name="ce14" office:value-type="float" office:value="612" calcext:value-type="float">
            <text:p>612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5555" calcext:value-type="float">
            <text:p>555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4" office:value-type="float" office:value="1219" calcext:value-type="float">
            <text:p>1219</text:p>
          </table:table-cell>
          <table:table-cell table:style-name="ce14" office:value-type="float" office:value="47659" calcext:value-type="float">
            <text:p>4765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37" calcext:value-type="float">
            <text:p>123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150" calcext:value-type="float">
            <text:p>150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6820" calcext:value-type="float">
            <text:p>16820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06" calcext:value-type="float">
            <text:p>606</text:p>
          </table:table-cell>
          <table:table-cell table:style-name="ce14" office:value-type="float" office:value="21950" calcext:value-type="float">
            <text:p>2195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38" calcext:value-type="float">
            <text:p>3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020" calcext:value-type="float">
            <text:p>1020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714" calcext:value-type="float">
            <text:p>1714</text:p>
          </table:table-cell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35" calcext:value-type="float">
            <text:p>35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6354" calcext:value-type="float">
            <text:p>63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768" calcext:value-type="float">
            <text:p>6768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172" calcext:value-type="float">
            <text:p>172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27528" calcext:value-type="float">
            <text:p>27528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076" calcext:value-type="float">
            <text:p>1076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621" calcext:value-type="float">
            <text:p>1621</text:p>
          </table:table-cell>
          <table:table-cell table:style-name="ce14" office:value-type="float" office:value="31940" calcext:value-type="float">
            <text:p>3194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158" calcext:value-type="float">
            <text:p>15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24450" calcext:value-type="float">
            <text:p>24450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924" calcext:value-type="float">
            <text:p>924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495" calcext:value-type="float">
            <text:p>1495</text:p>
          </table:table-cell>
          <table:table-cell table:style-name="ce14" office:value-type="float" office:value="28349" calcext:value-type="float">
            <text:p>2834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36" calcext:value-type="float">
            <text:p>336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96" calcext:value-type="float">
            <text:p>996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77" calcext:value-type="float">
            <text:p>57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9" calcext:value-type="float">
            <text:p>31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39" calcext:value-type="float">
            <text:p>239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1316" calcext:value-type="float">
            <text:p>1131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2330" calcext:value-type="float">
            <text:p>1233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1609" calcext:value-type="float">
            <text:p>1160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06" calcext:value-type="float">
            <text:p>806</text:p>
          </table:table-cell>
          <table:table-cell table:style-name="ce14" office:value-type="float" office:value="14591" calcext:value-type="float">
            <text:p>1459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9320" calcext:value-type="float">
            <text:p>9320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84" calcext:value-type="float">
            <text:p>484</text:p>
          </table:table-cell>
          <table:table-cell table:style-name="ce14" office:value-type="float" office:value="418" calcext:value-type="float">
            <text:p>418</text:p>
          </table:table-cell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10" calcext:value-type="float">
            <text:p>710</text:p>
          </table:table-cell>
          <table:table-cell table:style-name="ce14" office:value-type="float" office:value="11701" calcext:value-type="float">
            <text:p>1170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610" calcext:value-type="float">
            <text:p>61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41" calcext:value-type="float">
            <text:p>5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74" calcext:value-type="float">
            <text:p>67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37" calcext:value-type="float">
            <text:p>73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47" calcext:value-type="float">
            <text:p>94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39" calcext:value-type="float">
            <text:p>39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7670" calcext:value-type="float">
            <text:p>1767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72" calcext:value-type="float">
            <text:p>672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098" calcext:value-type="float">
            <text:p>19098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188" calcext:value-type="float">
            <text:p>188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9137" calcext:value-type="float">
            <text:p>39137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1730" calcext:value-type="float">
            <text:p>1730</text:p>
          </table:table-cell>
          <table:table-cell table:style-name="ce14" office:value-type="float" office:value="1082" calcext:value-type="float">
            <text:p>1082</text:p>
          </table:table-cell>
          <table:table-cell table:style-name="ce14" office:value-type="float" office:value="926" calcext:value-type="float">
            <text:p>92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4" office:value-type="float" office:value="46531" calcext:value-type="float">
            <text:p>4653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70" calcext:value-type="float">
            <text:p>57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173" calcext:value-type="float">
            <text:p>173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33770" calcext:value-type="float">
            <text:p>33770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408" calcext:value-type="float">
            <text:p>1408</text:p>
          </table:table-cell>
          <table:table-cell table:style-name="ce14" office:value-type="float" office:value="881" calcext:value-type="float">
            <text:p>881</text:p>
          </table:table-cell>
          <table:table-cell table:style-name="ce14" office:value-type="float" office:value="721" calcext:value-type="float">
            <text:p>72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205" calcext:value-type="float">
            <text:p>2205</text:p>
          </table:table-cell>
          <table:table-cell table:style-name="ce14" office:value-type="float" office:value="40050" calcext:value-type="float">
            <text:p>4005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15" calcext:value-type="float">
            <text:p>415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329" calcext:value-type="float">
            <text:p>132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606" calcext:value-type="float">
            <text:p>1606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63" calcext:value-type="float">
            <text:p>106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51" calcext:value-type="float">
            <text:p>125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88" calcext:value-type="float">
            <text:p>98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248" calcext:value-type="float">
            <text:p>124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3" calcext:value-type="float">
            <text:p>32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86" calcext:value-type="float">
            <text:p>386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Auf Autobahnen - </text:span>Unfälle mit Getötet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Auf Autobahnen – </text:span>Unfälle mit Personenschaden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3789" calcext:value-type="float">
            <text:p>378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4701" calcext:value-type="float">
            <text:p>470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8276" calcext:value-type="float">
            <text:p>827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460" calcext:value-type="float">
            <text:p>460</text:p>
          </table:table-cell>
          <table:table-cell table:style-name="ce14" office:value-type="float" office:value="871" calcext:value-type="float">
            <text:p>871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0811" calcext:value-type="float">
            <text:p>1081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6589" calcext:value-type="float">
            <text:p>658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8313" calcext:value-type="float">
            <text:p>831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94" calcext:value-type="float">
            <text:p>394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5" calcext:value-type="float">
            <text:p>5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19" calcext:value-type="float">
            <text:p>71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06" calcext:value-type="float">
            <text:p>110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1009"/>
        </table:table-row>
        <table:table-row table:style-name="ro3">
          <table:table-cell table:style-name="ce16" office:value-type="string" calcext:value-type="string">
            <text:p><text:span text:style-name="T1">Auf Autobahnen – </text:span>Schwerwiegende Unfälle mit Sachschaden (i.e.S.) </text:p>
          </table:table-cell>
          <table:table-cell table:style-name="ce7" office:value-type="string" calcext:value-type="string">
            <text:p>Kraftrad mit Versicherungskennzeichen 1</text:p>
          </table:table-cell>
          <table:table-cell table:style-name="ce7" office:value-type="string" calcext:value-type="string">
            <text:p>Kraftrad mit amtlichem Kennzeichen 2</text:p>
          </table:table-cell>
          <table:table-cell table:style-name="ce7" office:value-type="string" calcext:value-type="string">
            <text:p>Personenkraftwagen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Lastkraftwagen 3 bis einschließlich 3,5t</text:p>
          </table:table-cell>
          <table:table-cell table:style-name="ce7" office:value-type="string" calcext:value-type="string">
            <text:p>Lastkraftwagen 3 über 3,5t</text:p>
          </table:table-cell>
          <table:table-cell table:style-name="ce7" office:value-type="string" calcext:value-type="string">
            <text:p>Sattelzugmaschine</text:p>
          </table:table-cell>
          <table:table-cell table:style-name="ce7" office:value-type="string" calcext:value-type="string">
            <text:p>übriges Güterkraftfahrzeug</text:p>
          </table:table-cell>
          <table:table-cell table:style-name="ce7" office:value-type="string" calcext:value-type="string">
            <text:p>Landwirt. Zugmaschine</text:p>
          </table:table-cell>
          <table:table-cell table:style-name="ce7" office:value-type="string" calcext:value-type="string">
            <text:p>Fahrrad 4</text:p>
          </table:table-cell>
          <table:table-cell table:style-name="ce7" office:value-type="string" calcext:value-type="string">
            <text:p>Straßenbahn</text:p>
          </table:table-cell>
          <table:table-cell table:style-name="ce7" office:value-type="string" calcext:value-type="string">
            <text:p>Fußgänger 5</text:p>
          </table:table-cell>
          <table:table-cell table:style-name="ce7" office:value-type="string" calcext:value-type="string">
            <text:p>anderer Verkehrsteilnehmer</text:p>
          </table:table-cell>
          <table:table-cell table:style-name="ce7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lleinunfäll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4717" calcext:value-type="float">
            <text:p>471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228" calcext:value-type="float">
            <text:p>5228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Unfälle zwischen zwei Beteiligten insg.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732" calcext:value-type="float">
            <text:p>273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32" calcext:value-type="float">
            <text:p>432</text:p>
          </table:table-cell>
          <table:table-cell table:style-name="ce14" office:value-type="float" office:value="4071" calcext:value-type="float">
            <text:p>4071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Versicherungskennzeichen 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Kraftrad mit amtlichem Kennzeichen 2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Personenkraftwage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2909" calcext:value-type="float">
            <text:p>2909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us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bis einschließlich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Lastkraftwagen 3 über 3,5t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attelzugmaschine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81" calcext:value-type="float">
            <text:p>58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übriges Güterkraftfahrzeug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Landwirt. Zugmaschin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ahrrad 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Straßenbah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Fußgänger 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nderer Verkehrsteilnehmer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21" office:value-type="string" calcext:value-type="string">
            <text:p>1 Einschl. S-Pedelecs und drei- und leichten vierrädrigen Kfz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2 Einschl. drei- und schweren vierrädrigen Kfz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3 Ohne Lastkraftwagen mit Tankauflage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4 Einschl. Pedelecs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5 Einschl. <text:s text:c="3"/>Fußgänger .......rt- und Spielgeräten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6 Wohnmobile, Eisenbahnen etc..</text:p>
          </table:table-cell>
          <table:table-cell table:style-name="ce21" table:number-columns-repeated="14"/>
          <table:table-cell table:number-columns-repeated="1009"/>
        </table:table-row>
        <table:table-row table:style-name="ro1">
          <table:table-cell table:style-name="ce21" office:value-type="string" calcext:value-type="string">
            <text:p>Vorstehende Fußnoten gelten auch für die Vorspalte.</text:p>
          </table:table-cell>
          <table:table-cell table:style-name="ce21" table:number-columns-repeated="14"/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tatistisches Bundesamt, Straßenverkehrsunfälle 2016</text:p>
          </table:table-cell>
          <table:table-cell table:number-columns-repeated="1023"/>
        </table:table-row>
        <table:table-row table:style-name="ro1" table:number-rows-repeated="1048359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decimal-places="0" number:min-integer-digits="1">
        <number:embedded-text number:position="3"> </number:embedded-text>
      </number:number>
    </number:number-style>
    <number:number-style style:name="N15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-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1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1P1" style:volatile="true">
      <number:text>–</number:text>
    </number:number-style>
    <number:number-style style:name="N161">
      <number:text/>
      <style:map style:condition="value()&gt;0" style:apply-style-name="N161P0"/>
      <style:map style:condition="value()=0" style:apply-style-name="N161P1"/>
    </number:number-style>
    <number:number-style style:name="N164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4P1" style:volatile="true">
      <number:text>–     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first-page-number="continue" style:scale-to="9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03:56:20.32203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6_5f_JJ" style:display-name="PageStyle_UJ05-XML_2016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1T03:59:33.897496981</dc:date>
    <meta:print-date>2017-06-06T12:46:29</meta:print-date>
    <meta:editing-duration>PT1H33S</meta:editing-duration>
    <meta:editing-cycles>29</meta:editing-cycles>
    <meta:generator>LibreOffice/7.1.4.2$Linux_X86_64 LibreOffice_project/10$Build-2</meta:generator>
    <meta:document-statistic meta:table-count="1" meta:cell-count="2893" meta:object-count="0"/>
  </office:meta>
</office:document-meta>
</file>